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text-underline-style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783cm" svg:height="3.063cm" svg:x="1.567cm" svg:y="0.603cm">
          <draw:text-box>
            <text:p text:style-name="P1"><text:span text:style-name="T1">HYMN #918</text:span></text:p>
            <text:p text:style-name="P1"><text:span text:style-name="T2">“</text:span><text:span text:style-name="T2">Guide Me, O Thou Great Redeem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146cm" svg:height="7.011cm" svg:x="1.226cm" svg:y="0.575cm">
          <draw:text-box>
            <text:p text:style-name="P1"><text:span text:style-name="T3">1. </text:span><text:span text:style-name="T4">Guide me, O Thou great Redeemer,</text:span><text:span text:style-name="T4"><text:line-break/></text:span><text:span text:style-name="T4">Pilgrim through this barren land.</text:span><text:span text:style-name="T4"><text:line-break/></text:span><text:span text:style-name="T4">I am weak, but Thou art mighty;</text:span><text:span text:style-name="T4"><text:line-break/></text:span><text:span text:style-name="T4">Hold me with Thy pow’rful h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4.638cm" svg:height="5.321cm" svg:x="1.524cm" svg:y="0.521cm">
          <draw:text-box>
            <text:p text:style-name="P1"><text:span text:style-name="T4">Bread of heaven, bread of heaven,</text:span><text:span text:style-name="T4"><text:line-break/></text:span><text:span text:style-name="T4">Feed me till I want no more;</text:span><text:span text:style-name="T4"><text:line-break/></text:span><text:span text:style-name="T4">Feed me till I want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4.892cm" svg:height="7.011cm" svg:x="1.546cm" svg:y="0.453cm">
          <draw:text-box>
            <text:p text:style-name="P6"><text:span text:style-name="T5">2. </text:span><text:span text:style-name="T6">Open now the crystal fountain</text:span><text:span text:style-name="T6"><text:line-break/></text:span><text:span text:style-name="T6">Whence the healing stream doth flow;</text:span><text:span text:style-name="T6"><text:line-break/></text:span><text:span text:style-name="T6">Let the fiery, cloudy pillar</text:span><text:span text:style-name="T6"><text:line-break/></text:span><text:span text:style-name="T6">Lead me all my journey throu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8" draw:layer="layout" svg:width="24.638cm" svg:height="5.321cm" svg:x="1.524cm" svg:y="0.521cm">
          <draw:text-box>
            <text:p text:style-name="P6"><text:span text:style-name="T6">Strong deliv’rer, strong deliv’rer,</text:span><text:span text:style-name="T6"><text:line-break/></text:span><text:span text:style-name="T6">Be Thou still my strength and shield;</text:span><text:span text:style-name="T6"><text:line-break/></text:span><text:span text:style-name="T6">Be Thou still my strength and shie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5">3. </text:span><text:span text:style-name="T6">When I tread the verge of Jordan,</text:span><text:span text:style-name="T6"><text:line-break/></text:span><text:span text:style-name="T6">Bid my anxious fears subside;</text:span><text:span text:style-name="T6"><text:line-break/></text:span><text:span text:style-name="T6">Death of death and hell’s destruction,</text:span><text:span text:style-name="T6"><text:line-break/></text:span><text:span text:style-name="T6">Land me safe on Canaan’s 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8" draw:layer="layout" svg:width="24.892cm" svg:height="11.511cm" svg:x="1.524cm" svg:y="0.508cm">
          <draw:text-box>
            <text:p text:style-name="P6"><text:span text:style-name="T6">Songs of praises, songs of praises</text:span><text:span text:style-name="T6"><text:line-break/></text:span><text:span text:style-name="T6">I will ever give to Thee;</text:span><text:span text:style-name="T6"><text:line-break/></text:span><text:span text:style-name="T6">I will ever give to Thee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2:10:08.657000000</meta:creation-date>
    <dc:title>Hymn template</dc:title>
    <meta:editing-duration>PT1H48M14S</meta:editing-duration>
    <meta:editing-cycles>14</meta:editing-cycles>
    <meta:generator>LibreOffice/6.1.3.2$Windows_X86_64 LibreOffice_project/86daf60bf00efa86ad547e59e09d6bb77c699acb</meta:generator>
    <meta:initial-creator>Arthur Hoch</meta:initial-creator>
    <dc:date>2019-01-20T13:55:18.154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7-17T12:10:08.377000000"/>
  </office:meta>
</office:document-meta>
</file>